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2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456cm" fo:min-width="2.206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2cm"/>
    </style:style>
    <style:style style:name="P1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7cm" svg:y1="3.9cm" svg:x2="7cm" svg:y2="4.9cm" draw:start-shape="id1" draw:start-glue-point="2" draw:end-shape="id2" draw:end-glue-point="4" svg:d="M7000 3900v1000" svg:viewBox="0 0 1 1001">
          <text:p/>
        </draw:connector>
        <draw:custom-shape draw:style-name="gr2" draw:text-style-name="P2" xml:id="id1" draw:id="id1" draw:layer="layout" svg:width="4cm" svg:height="1cm" svg:x="5cm" svg:y="2.9cm">
          <text:p text:style-name="P2"><text:span text:style-name="T1">Op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cm" svg:height="1cm" svg:x="5cm" svg:y="7.5cm">
          <text:p text:style-name="P2"><text:span text:style-name="T1">Method appli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cm" svg:height="1.5cm" svg:x="4.5cm" svg:y="4.9cm">
          <text:p text:style-name="P3"><text:span text:style-name="T1">Add payment method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7cm" svg:y1="6.4cm" svg:x2="7cm" svg:y2="7.5cm" draw:start-shape="id2" draw:end-shape="id3" svg:d="M7000 6400v1100" svg:viewBox="0 0 1 1101">
          <text:p text:style-name="P3"><text:span text:style-name="T1">Success</text:span></text:p>
        </draw:connector>
        <draw:connector draw:style-name="gr4" draw:text-style-name="P1" draw:layer="layout" svg:x1="9.5cm" svg:y1="5.65cm" svg:x2="9cm" svg:y2="3.4cm" draw:start-shape="id2" draw:end-shape="id1" draw:end-glue-point="1" svg:d="M9500 5650h502v-2250h-1002" svg:viewBox="0 0 1003 2251">
          <text:p text:style-name="P3"><text:span text:style-name="T1">Fail</text:span></text:p>
        </draw:connector>
        <draw:custom-shape draw:style-name="gr2" draw:text-style-name="P2" xml:id="id5" draw:id="id5" draw:layer="layout" svg:width="4cm" svg:height="1cm" svg:x="5cm" svg:y="13.5cm">
          <text:p text:style-name="P2"><text:span text:style-name="T1">Payment </text:span></text:p>
          <text:p text:style-name="P2"><text:span text:style-name="T1">Authorize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5cm" svg:height="1.5cm" svg:x="4.5cm" svg:y="9.5cm">
          <text:p text:style-name="P3"><text:span text:style-name="T1">Payment authorizat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4" draw:layer="layout" svg:x1="7cm" svg:y1="8.5cm" svg:x2="7cm" svg:y2="9.5cm" draw:start-shape="id3" draw:start-glue-point="2" draw:end-shape="id4" draw:end-glue-point="4" svg:d="M7000 8500v1000" svg:viewBox="0 0 1 1001">
          <text:p/>
        </draw:connector>
        <draw:connector draw:style-name="gr4" draw:text-style-name="P1" draw:layer="layout" svg:x1="7cm" svg:y1="11cm" svg:x2="7cm" svg:y2="13.5cm" draw:start-shape="id4" draw:end-shape="id5" draw:end-glue-point="0" svg:d="M7000 11000v2500" svg:viewBox="0 0 1 2501">
          <text:p text:style-name="P3"><text:span text:style-name="T1">Success</text:span></text:p>
        </draw:connector>
        <draw:custom-shape draw:style-name="gr5" draw:text-style-name="P2" xml:id="id6" draw:id="id6" draw:layer="layout" svg:width="3cm" svg:height="1cm" svg:x="12cm" svg:y="9.7cm">
          <text:p text:style-name="P3"><text:span text:style-name="T1">Fail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svg:x1="9.5cm" svg:y1="10.25cm" svg:x2="12cm" svg:y2="10.2cm" draw:start-shape="id4" draw:start-glue-point="7" draw:end-shape="id6" svg:d="M9500 10250h1251v-50h1249" svg:viewBox="0 0 2501 51">
          <text:p text:style-name="P3"><text:span text:style-name="T1">Fail</text:span></text:p>
        </draw:connector>
        <draw:connector draw:style-name="gr1" draw:text-style-name="P4" draw:layer="layout" svg:x1="7cm" svg:y1="14.5cm" svg:x2="7cm" svg:y2="15.6cm" draw:start-shape="id5" draw:start-glue-point="2" draw:end-shape="id7" draw:end-glue-point="0" svg:d="M7000 14500v1100" svg:viewBox="0 0 1 1101">
          <text:p/>
        </draw:connector>
        <draw:connector draw:style-name="gr4" draw:text-style-name="P1" draw:layer="layout" draw:line-skew="0.698cm" svg:x1="7cm" svg:y1="11cm" svg:x2="13.5cm" svg:y2="10.7cm" draw:start-shape="id4" draw:start-glue-point="6" draw:end-shape="id6" draw:end-glue-point="6" svg:d="M7000 11000v1200h6500v-1500" svg:viewBox="0 0 6501 1501">
          <text:p text:style-name="P3"><text:span text:style-name="T1">If not authorized in 60 seconds</text:span></text:p>
        </draw:connector>
        <draw:custom-shape draw:style-name="gr2" draw:text-style-name="P2" xml:id="id7" draw:id="id7" draw:layer="layout" svg:width="4cm" svg:height="1cm" svg:x="5cm" svg:y="15.6cm">
          <text:p text:style-name="P2"><text:span text:style-name="T1">Charge Payment</text:span></text:p>
          <draw:enhanced-geometry svg:viewBox="0 0 21600 21600" draw:type="rectangle" draw:enhanced-path="M 0 0 L 21600 0 21600 21600 0 21600 0 0 Z N"/>
        </draw:custom-shape>
        <draw:connector draw:style-name="gr1" draw:text-style-name="P4" draw:layer="layout" svg:x1="9cm" svg:y1="14cm" svg:x2="12cm" svg:y2="14cm" draw:start-shape="id5" draw:end-shape="id8" svg:d="M9000 14000h3000" svg:viewBox="0 0 3001 1">
          <text:p/>
        </draw:connector>
        <draw:custom-shape draw:style-name="gr6" draw:text-style-name="P2" xml:id="id9" draw:id="id9" draw:layer="layout" svg:width="5cm" svg:height="1.4cm" svg:x="4.5cm" svg:y="17.3cm">
          <text:p text:style-name="P3"><text:span text:style-name="T1">Refun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4" draw:layer="layout" svg:x1="7cm" svg:y1="16.6cm" svg:x2="7cm" svg:y2="17.3cm" draw:start-shape="id7" draw:start-glue-point="2" draw:end-shape="id9" svg:d="M7000 16600v700" svg:viewBox="0 0 1 701">
          <text:p/>
        </draw:connector>
        <draw:custom-shape draw:style-name="gr5" draw:text-style-name="P2" xml:id="id8" draw:id="id8" draw:layer="layout" svg:width="3cm" svg:height="1cm" svg:x="12cm" svg:y="13.5cm">
          <text:p text:style-name="P3"><text:span text:style-name="T1">Void paymen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0" draw:id="id10" draw:layer="layout" svg:width="4cm" svg:height="1cm" svg:x="5cm" svg:y="19.9cm">
          <text:p text:style-name="P2"><text:span text:style-name="T1">Refund up to </text:span></text:p>
          <text:p text:style-name="P2"><text:span text:style-name="T1">payment amoun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cm" svg:y1="18.7cm" svg:x2="7cm" svg:y2="19.9cm" draw:start-shape="id9" draw:start-glue-point="6" draw:end-shape="id10" svg:d="M7000 18700v1200" svg:viewBox="0 0 1 1201">
          <text:p text:style-name="P3"><text:span text:style-name="T1">Success</text:span></text:p>
        </draw:connector>
        <draw:custom-shape draw:style-name="gr5" draw:text-style-name="P2" xml:id="id11" draw:id="id11" draw:layer="layout" svg:width="3cm" svg:height="1cm" svg:x="12cm" svg:y="17.5cm">
          <text:p text:style-name="P3"><text:span text:style-name="T1">Fail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svg:x1="9.5cm" svg:y1="18cm" svg:x2="12cm" svg:y2="18cm" draw:start-shape="id9" draw:start-glue-point="7" draw:end-shape="id11" svg:d="M9500 18000h2500" svg:viewBox="0 0 2501 1">
          <text:p text:style-name="P3"><text:span text:style-name="T1">Fail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15:20:52.369000000</meta:creation-date>
    <dc:date>2019-10-03T09:17:41.538000000</dc:date>
    <meta:editing-duration>PT4M36S</meta:editing-duration>
    <meta:editing-cycles>4</meta:editing-cycles>
    <meta:generator>LibreOffice/6.2.4.2$Windows_X86_64 LibreOffice_project/2412653d852ce75f65fbfa83fb7e7b669a126d64</meta:generator>
    <meta:document-statistic meta:object-count="23"/>
  </office:meta>
</office:document-meta>
</file>